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16/settings.xml" manifest:version="1.2"/>
  <manifest:file-entry manifest:media-type="application/xml" manifest:full-path="Formula-116/content.xml" manifest:version="1.2"/>
  <manifest:file-entry manifest:media-type="application/xml" manifest:full-path="Formula-114/settings.xml" manifest:version="1.2"/>
  <manifest:file-entry manifest:media-type="application/xml" manifest:full-path="Formula-114/content.xml" manifest:version="1.2"/>
  <manifest:file-entry manifest:media-type="application/xml" manifest:full-path="Formula-112/settings.xml" manifest:version="1.2"/>
  <manifest:file-entry manifest:media-type="application/xml" manifest:full-path="Formula-112/content.xml" manifest:version="1.2"/>
  <manifest:file-entry manifest:media-type="application/xml" manifest:full-path="Formula-110/settings.xml" manifest:version="1.2"/>
  <manifest:file-entry manifest:media-type="application/xml" manifest:full-path="Formula-110/content.xml" manifest:version="1.2"/>
  <manifest:file-entry manifest:media-type="application/xml" manifest:full-path="Formula-108/settings.xml" manifest:version="1.2"/>
  <manifest:file-entry manifest:media-type="application/xml" manifest:full-path="Formula-108/content.xml" manifest:version="1.2"/>
  <manifest:file-entry manifest:media-type="application/xml" manifest:full-path="Formula-106/settings.xml" manifest:version="1.2"/>
  <manifest:file-entry manifest:media-type="application/xml" manifest:full-path="Formula-106/content.xml" manifest:version="1.2"/>
  <manifest:file-entry manifest:media-type="application/xml" manifest:full-path="Formula-104/settings.xml" manifest:version="1.2"/>
  <manifest:file-entry manifest:media-type="application/xml" manifest:full-path="Formula-104/content.xml" manifest:version="1.2"/>
  <manifest:file-entry manifest:media-type="application/xml" manifest:full-path="Formula-102/settings.xml" manifest:version="1.2"/>
  <manifest:file-entry manifest:media-type="application/xml" manifest:full-path="Formula-102/content.xml" manifest:version="1.2"/>
  <manifest:file-entry manifest:media-type="application/xml" manifest:full-path="Formula-100/settings.xml" manifest:version="1.2"/>
  <manifest:file-entry manifest:media-type="application/xml" manifest:full-path="Formula-100/content.xml" manifest:version="1.2"/>
  <manifest:file-entry manifest:media-type="application/xml" manifest:full-path="Formula-98/settings.xml" manifest:version="1.2"/>
  <manifest:file-entry manifest:media-type="application/xml" manifest:full-path="Formula-98/content.xml" manifest:version="1.2"/>
  <manifest:file-entry manifest:media-type="application/xml" manifest:full-path="Formula-96/settings.xml" manifest:version="1.2"/>
  <manifest:file-entry manifest:media-type="application/xml" manifest:full-path="Formula-96/content.xml" manifest:version="1.2"/>
  <manifest:file-entry manifest:media-type="application/xml" manifest:full-path="Formula-94/settings.xml" manifest:version="1.2"/>
  <manifest:file-entry manifest:media-type="application/xml" manifest:full-path="Formula-94/content.xml" manifest:version="1.2"/>
  <manifest:file-entry manifest:media-type="application/xml" manifest:full-path="Formula-92/settings.xml" manifest:version="1.2"/>
  <manifest:file-entry manifest:media-type="application/xml" manifest:full-path="Formula-92/content.xml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58981*"/>
    </style:style>
    <style:style style:name="Table1.B" style:family="table-column">
      <style:table-column-properties style:rel-column-width="6553*"/>
    </style:style>
  </office:automatic-styles>
  <office:body>
    <office:text>
<text:p text:style-name="Title">Where do networks stop?</text:p>



: I like geography best, he said, because your mountains &amp; rivers know the secret. Pay no attention to boundaries. - Brian Andreas

<text:h text:style-name="Heading_20_1" text:outline-level="1"><text:bookmark-start text:name="introduction"/>Introduction<text:bookmark-end text:name="introduction"/></text:h>
<text:h text:style-name="Heading_20_1" text:outline-level="1"><text:bookmark-start text:name="methods"/>Methods<text:bookmark-end text:name="methods"/></text:h>
<text:h text:style-name="Heading_20_2" text:outline-level="2"><text:bookmark-start text:name="empirical-networks"/>Empirical networks<text:bookmark-end text:name="empirical-networks"/></text:h>
<text:p text:style-name="First_20_paragraph">Empirical networks were constructed from the interactions recorded by (<text:span text:style-name="T1">Kopelke2017FooStr?</text:span>). This dataset consists of replicate samples of <text:span text:style-name="T2">Salix</text:span> (willow species) – willow-galling sawfly – predator interactions across Europe. Data collection spanned 29 years across 641 sites (some with repeat visits) revealing 1 173 links across sites and trophic levels. Sites spanned a large latitudinal (in the context of continental Europe) from Italy (39.00<draw:frame draw:style-name="fr1" text:anchor-type="as-char"><draw:object xlink:href="Formula-114/" xlink:type="simple" xlink:show="embed" xlink:actuate="onLoad"/></draw:frame> N) to Norway (70.78<draw:frame draw:style-name="fr1" text:anchor-type="as-char"><draw:object xlink:href="Formula-116/" xlink:type="simple" xlink:show="embed" xlink:actuate="onLoad"/></draw:frame> N). Making this a good dataset to interrogate regarding the aim of this paper owing to the large environmental gradient.</text:p>
<text:h text:style-name="Heading_20_1" text:outline-level="1"><text:bookmark-start text:name="results"/>Results<text:bookmark-end text:name="results"/></text:h>
<text:h text:style-name="Heading_20_1" text:outline-level="1"><text:bookmark-start text:name="discussion-and-conclusions"/>Discussion and Conclusions<text:bookmark-end text:name="discussion-and-conclusions"/></text:h>
<text:h text:style-name="Heading_20_1" text:outline-level="1"><text:bookmark-start text:name="references"/>References<text:bookmark-end text:name="references"/></text:h>

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Where do networks stop?</dc:title>
    <dc:description/>
    <dc:subject/>
    <meta:keyword>ecological networks, ecological boundaries, simulations</meta:keyword>
    <meta:initial-creator/>
    <dc:creator/>
    <meta:creation-date>2023-01-27T10:22:40Z</meta:creation-date>
    <dc:date>2023-01-27T10:22:40Z</dc:date>
    <meta:user-defined meta:name="abstract" meta:value-type="string"/>
    <meta:user-defined meta:name="authors" meta:value-type="string"/>
    <meta:user-defined meta:name="authorship" meta:value-type="string"/>
    <meta:user-defined meta:name="autoEqnLabels" meta:value-type="string">False</meta:user-defined>
    <meta:user-defined meta:name="autoSectionLabels" meta:value-type="string">False</meta:user-defined>
    <meta:user-defined meta:name="bibliography" meta:value-type="string">references.json</meta:user-defined>
    <meta:user-defined meta:name="ccsDelim" meta:value-type="string">, </meta:user-defined>
    <meta:user-defined meta:name="ccsLabelSep" meta:value-type="string"> — </meta:user-defined>
    <meta:user-defined meta:name="ccsTemplate" meta:value-type="string">iccsLabelSept</meta:user-defined>
    <meta:user-defined meta:name="chapDelim" meta:value-type="string">.</meta:user-defined>
    <meta:user-defined meta:name="chapters" meta:value-type="string">False</meta:user-defined>
    <meta:user-defined meta:name="chaptersDepth" meta:value-type="string">1</meta:user-defined>
    <meta:user-defined meta:name="citationstyle" meta:value-type="string">ecology-letters</meta:user-defined>
    <meta:user-defined meta:name="codeBlockCaptions" meta:value-type="string">False</meta:user-defined>
    <meta:user-defined meta:name="cref" meta:value-type="string">False</meta:user-defined>
    <meta:user-defined meta:name="crossrefYaml" meta:value-type="string">pandoc-crossref.yaml</meta:user-defined>
    <meta:user-defined meta:name="csl" meta:value-type="string">.assets/citationstyle.csl</meta:user-defined>
    <meta:user-defined meta:name="eqLabels" meta:value-type="string">arabic</meta:user-defined>
    <meta:user-defined meta:name="eqnBlockInlineMath" meta:value-type="string">False</meta:user-defined>
    <meta:user-defined meta:name="eqnBlockTemplate" meta:value-type="string">ti</meta:user-defined>
    <meta:user-defined meta:name="eqnIndexTemplate" meta:value-type="string">(i)</meta:user-defined>
    <meta:user-defined meta:name="eqnInlineTemplate" meta:value-type="string">eequationNumberTeX{i}</meta:user-defined>
    <meta:user-defined meta:name="eqnPrefix" meta:value-type="string"/>
    <meta:user-defined meta:name="eqnPrefixTemplate" meta:value-type="string">p i</meta:user-defined>
    <meta:user-defined meta:name="equationNumberTeX" meta:value-type="string">\qquad</meta:user-defined>
    <meta:user-defined meta:name="figLabels" meta:value-type="string">arabic</meta:user-defined>
    <meta:user-defined meta:name="figPrefix" meta:value-type="string"/>
    <meta:user-defined meta:name="figPrefixTemplate" meta:value-type="string">p i</meta:user-defined>
    <meta:user-defined meta:name="figureTemplate" meta:value-type="string">figureTitle ititleDelim t</meta:user-defined>
    <meta:user-defined meta:name="figureTitle" meta:value-type="string">Figure</meta:user-defined>
    <meta:user-defined meta:name="filename" meta:value-type="string">Strydom_and_Poisot_2023_networks_stop</meta:user-defined>
    <meta:user-defined meta:name="institutions" meta:value-type="string"/>
    <meta:user-defined meta:name="lastDelim" meta:value-type="string">, </meta:user-defined>
    <meta:user-defined meta:name="linkReferences" meta:value-type="string">False</meta:user-defined>
    <meta:user-defined meta:name="listItemTitleDelim" meta:value-type="string">.</meta:user-defined>
    <meta:user-defined meta:name="listingTemplate" meta:value-type="string">listingTitle ititleDelim t</meta:user-defined>
    <meta:user-defined meta:name="listingTitle" meta:value-type="string">Listing</meta:user-defined>
    <meta:user-defined meta:name="listings" meta:value-type="string">False</meta:user-defined>
    <meta:user-defined meta:name="lofItemTemplate" meta:value-type="string">lofItemTitleilistItemTitleDelim t </meta:user-defined>
    <meta:user-defined meta:name="lofItemTitle" meta:value-type="string"/>
    <meta:user-defined meta:name="lofTitle" meta:value-type="string">List of Figures</meta:user-defined>
    <meta:user-defined meta:name="lolItemTemplate" meta:value-type="string">lolItemTitleilistItemTitleDelim t </meta:user-defined>
    <meta:user-defined meta:name="lolItemTitle" meta:value-type="string"/>
    <meta:user-defined meta:name="lolTitle" meta:value-type="string">List of Listings</meta:user-defined>
    <meta:user-defined meta:name="lotItemTemplate" meta:value-type="string">lotItemTitleilistItemTitleDelim t </meta:user-defined>
    <meta:user-defined meta:name="lotItemTitle" meta:value-type="string"/>
    <meta:user-defined meta:name="lotTitle" meta:value-type="string">List of Tables</meta:user-defined>
    <meta:user-defined meta:name="lstLabels" meta:value-type="string">arabic</meta:user-defined>
    <meta:user-defined meta:name="lstPrefix" meta:value-type="string"/>
    <meta:user-defined meta:name="lstPrefixTemplate" meta:value-type="string">p i</meta:user-defined>
    <meta:user-defined meta:name="nameInLink" meta:value-type="string">False</meta:user-defined>
    <meta:user-defined meta:name="numberSections" meta:value-type="string">False</meta:user-defined>
    <meta:user-defined meta:name="pairDelim" meta:value-type="string">, </meta:user-defined>
    <meta:user-defined meta:name="rangeDelim" meta:value-type="string">-</meta:user-defined>
    <meta:user-defined meta:name="refDelim" meta:value-type="string">, </meta:user-defined>
    <meta:user-defined meta:name="refIndexTemplate" meta:value-type="string">isuf</meta:user-defined>
    <meta:user-defined meta:name="secHeaderDelim" meta:value-type="string"> </meta:user-defined>
    <meta:user-defined meta:name="secHeaderTemplate" meta:value-type="string">isecHeaderDelim[n]t</meta:user-defined>
    <meta:user-defined meta:name="secLabels" meta:value-type="string">arabic</meta:user-defined>
    <meta:user-defined meta:name="secPrefix" meta:value-type="string"/>
    <meta:user-defined meta:name="secPrefixTemplate" meta:value-type="string">p i</meta:user-defined>
    <meta:user-defined meta:name="sectionsDepth" meta:value-type="string">0</meta:user-defined>
    <meta:user-defined meta:name="subfigGrid" meta:value-type="string">False</meta:user-defined>
    <meta:user-defined meta:name="subfigLabels" meta:value-type="string">alpha a</meta:user-defined>
    <meta:user-defined meta:name="subfigureChildTemplate" meta:value-type="string">i</meta:user-defined>
    <meta:user-defined meta:name="subfigureRefIndexTemplate" meta:value-type="string">isuf (s)</meta:user-defined>
    <meta:user-defined meta:name="subfigureTemplate" meta:value-type="string">figureTitle ititleDelim t. ccs</meta:user-defined>
    <meta:user-defined meta:name="tableEqns" meta:value-type="string">False</meta:user-defined>
    <meta:user-defined meta:name="tableTemplate" meta:value-type="string">tableTitle ititleDelim t</meta:user-defined>
    <meta:user-defined meta:name="tableTitle" meta:value-type="string">Table</meta:user-defined>
    <meta:user-defined meta:name="tblLabels" meta:value-type="string">arabic</meta:user-defined>
    <meta:user-defined meta:name="tblPrefix" meta:value-type="string"/>
    <meta:user-defined meta:name="tblPrefixTemplate" meta:value-type="string">p i</meta:user-defined>
    <meta:user-defined meta:name="titleDelim" meta:value-type="string">:</meta:user-defined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i</mi>
</math>
</file>

<file path=Formula-100/content.xml><?xml version="1.0" encoding="utf-8"?>
<math xmlns="http://www.w3.org/1998/Math/MathML" display="block">
  <mrow>
    <mi>c</mi>
    <mi>c</mi>
    <mi>s</mi>
  </mrow>
</math>
</file>

<file path=Formula-102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104/content.xml><?xml version="1.0" encoding="utf-8"?>
<math xmlns="http://www.w3.org/1998/Math/MathML" display="block">
  <mi>i</mi>
</math>
</file>

<file path=Formula-10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108/content.xml><?xml version="1.0" encoding="utf-8"?>
<math xmlns="http://www.w3.org/1998/Math/MathML" display="block">
  <mi>t</mi>
</math>
</file>

<file path=Formula-110/content.xml><?xml version="1.0" encoding="utf-8"?>
<math xmlns="http://www.w3.org/1998/Math/MathML" display="block">
  <mi>p</mi>
</math>
</file>

<file path=Formula-112/content.xml><?xml version="1.0" encoding="utf-8"?>
<math xmlns="http://www.w3.org/1998/Math/MathML" display="block">
  <mi>i</mi>
</math>
</file>

<file path=Formula-114/content.xml><?xml version="1.0" encoding="utf-8"?>
<math xmlns="http://www.w3.org/1998/Math/MathML" display="inline">
  <mrow>
    <mi>/</mi>
    <mi>d</mi>
    <mi>e</mi>
    <mi>g</mi>
  </mrow>
</math>
</file>

<file path=Formula-116/content.xml><?xml version="1.0" encoding="utf-8"?>
<math xmlns="http://www.w3.org/1998/Math/MathML" display="inline">
  <mrow>
    <mi>/</mi>
    <mi>d</mi>
    <mi>e</mi>
    <mi>g</mi>
  </mrow>
</math>
</file>

<file path=Formula-12/content.xml><?xml version="1.0" encoding="utf-8"?>
<math xmlns="http://www.w3.org/1998/Math/MathML" display="block">
  <mi>e</mi>
</math>
</file>

<file path=Formula-14/content.xml><?xml version="1.0" encoding="utf-8"?>
<math xmlns="http://www.w3.org/1998/Math/MathML" display="block">
  <mrow>
    <mi>e</mi>
    <mi>q</mi>
    <mi>u</mi>
    <mi>a</mi>
    <mi>t</mi>
    <mi>i</mi>
    <mi>o</mi>
    <mi>n</mi>
    <mi>N</mi>
    <mi>u</mi>
    <mi>m</mi>
    <mi>b</mi>
    <mi>e</mi>
    <mi>r</mi>
    <mi>T</mi>
    <mi>e</mi>
    <mi>X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i>p</mi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i</mi>
</math>
</file>

<file path=Formula-22/content.xml><?xml version="1.0" encoding="utf-8"?>
<math xmlns="http://www.w3.org/1998/Math/MathML" display="block">
  <mi>p</mi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28/content.xml><?xml version="1.0" encoding="utf-8"?>
<math xmlns="http://www.w3.org/1998/Math/MathML" display="block">
  <mi>i</mi>
</math>
</file>

<file path=Formula-3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32/content.xml><?xml version="1.0" encoding="utf-8"?>
<math xmlns="http://www.w3.org/1998/Math/MathML" display="block">
  <mi>t</mi>
</math>
</file>

<file path=Formula-34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36/content.xml><?xml version="1.0" encoding="utf-8"?>
<math xmlns="http://www.w3.org/1998/Math/MathML" display="block">
  <mi>i</mi>
</math>
</file>

<file path=Formula-3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i>t</mi>
</math>
</file>

<file path=Formula-42/content.xml><?xml version="1.0" encoding="utf-8"?>
<math xmlns="http://www.w3.org/1998/Math/MathML" display="block">
  <mrow>
    <mi>l</mi>
    <mi>o</mi>
    <mi>f</mi>
    <mi>I</mi>
    <mi>t</mi>
    <mi>e</mi>
    <mi>m</mi>
    <mi>T</mi>
    <mi>i</mi>
    <mi>t</mi>
    <mi>l</mi>
    <mi>e</mi>
  </mrow>
</math>
</file>

<file path=Formula-44/content.xml><?xml version="1.0" encoding="utf-8"?>
<math xmlns="http://www.w3.org/1998/Math/MathML" display="block">
  <mi>i</mi>
</math>
</file>

<file path=Formula-46/content.xml><?xml version="1.0" encoding="utf-8"?>
<math xmlns="http://www.w3.org/1998/Math/MathML" display="block">
  <mrow>
    <mi>l</mi>
    <mi>i</mi>
    <mi>s</mi>
    <mi>t</mi>
    <mi>I</mi>
    <mi>t</mi>
    <mi>e</mi>
    <mi>m</mi>
    <mi>T</mi>
    <mi>i</mi>
    <mi>t</mi>
    <mi>l</mi>
    <mi>e</mi>
    <mi>D</mi>
    <mi>e</mi>
    <mi>l</mi>
    <mi>i</mi>
    <mi>m</mi>
  </mrow>
</math>
</file>

<file path=Formula-48/content.xml><?xml version="1.0" encoding="utf-8"?>
<math xmlns="http://www.w3.org/1998/Math/MathML" display="block">
  <mi>t</mi>
</math>
</file>

<file path=Formula-50/content.xml><?xml version="1.0" encoding="utf-8"?>
<math xmlns="http://www.w3.org/1998/Math/MathML" display="block">
  <mrow>
    <mi>l</mi>
    <mi>o</mi>
    <mi>l</mi>
    <mi>I</mi>
    <mi>t</mi>
    <mi>e</mi>
    <mi>m</mi>
    <mi>T</mi>
    <mi>i</mi>
    <mi>t</mi>
    <mi>l</mi>
    <mi>e</mi>
  </mrow>
</math>
</file>

<file path=Formula-52/content.xml><?xml version="1.0" encoding="utf-8"?>
<math xmlns="http://www.w3.org/1998/Math/MathML" display="block">
  <mi>i</mi>
</math>
</file>

<file path=Formula-54/content.xml><?xml version="1.0" encoding="utf-8"?>
<math xmlns="http://www.w3.org/1998/Math/MathML" display="block">
  <mrow>
    <mi>l</mi>
    <mi>i</mi>
    <mi>s</mi>
    <mi>t</mi>
    <mi>I</mi>
    <mi>t</mi>
    <mi>e</mi>
    <mi>m</mi>
    <mi>T</mi>
    <mi>i</mi>
    <mi>t</mi>
    <mi>l</mi>
    <mi>e</mi>
    <mi>D</mi>
    <mi>e</mi>
    <mi>l</mi>
    <mi>i</mi>
    <mi>m</mi>
  </mrow>
</math>
</file>

<file path=Formula-56/content.xml><?xml version="1.0" encoding="utf-8"?>
<math xmlns="http://www.w3.org/1998/Math/MathML" display="block">
  <mi>t</mi>
</math>
</file>

<file path=Formula-58/content.xml><?xml version="1.0" encoding="utf-8"?>
<math xmlns="http://www.w3.org/1998/Math/MathML" display="block">
  <mrow>
    <mi>l</mi>
    <mi>o</mi>
    <mi>t</mi>
    <mi>I</mi>
    <mi>t</mi>
    <mi>e</mi>
    <mi>m</mi>
    <mi>T</mi>
    <mi>i</mi>
    <mi>t</mi>
    <mi>l</mi>
    <mi>e</mi>
  </mrow>
</math>
</file>

<file path=Formula-6/content.xml><?xml version="1.0" encoding="utf-8"?>
<math xmlns="http://www.w3.org/1998/Math/MathML" display="block">
  <mi>t</mi>
</math>
</file>

<file path=Formula-60/content.xml><?xml version="1.0" encoding="utf-8"?>
<math xmlns="http://www.w3.org/1998/Math/MathML" display="block">
  <mi>i</mi>
</math>
</file>

<file path=Formula-62/content.xml><?xml version="1.0" encoding="utf-8"?>
<math xmlns="http://www.w3.org/1998/Math/MathML" display="block">
  <mrow>
    <mi>l</mi>
    <mi>i</mi>
    <mi>s</mi>
    <mi>t</mi>
    <mi>I</mi>
    <mi>t</mi>
    <mi>e</mi>
    <mi>m</mi>
    <mi>T</mi>
    <mi>i</mi>
    <mi>t</mi>
    <mi>l</mi>
    <mi>e</mi>
    <mi>D</mi>
    <mi>e</mi>
    <mi>l</mi>
    <mi>i</mi>
    <mi>m</mi>
  </mrow>
</math>
</file>

<file path=Formula-64/content.xml><?xml version="1.0" encoding="utf-8"?>
<math xmlns="http://www.w3.org/1998/Math/MathML" display="block">
  <mi>t</mi>
</math>
</file>

<file path=Formula-66/content.xml><?xml version="1.0" encoding="utf-8"?>
<math xmlns="http://www.w3.org/1998/Math/MathML" display="block">
  <mi>p</mi>
</math>
</file>

<file path=Formula-68/content.xml><?xml version="1.0" encoding="utf-8"?>
<math xmlns="http://www.w3.org/1998/Math/MathML" display="block">
  <mi>i</mi>
</math>
</file>

<file path=Formula-70/content.xml><?xml version="1.0" encoding="utf-8"?>
<math xmlns="http://www.w3.org/1998/Math/MathML" display="block">
  <mi>i</mi>
</math>
</file>

<file path=Formula-72/content.xml><?xml version="1.0" encoding="utf-8"?>
<math xmlns="http://www.w3.org/1998/Math/MathML" display="block">
  <mrow>
    <mi>s</mi>
    <mi>u</mi>
    <mi>f</mi>
  </mrow>
</math>
</file>

<file path=Formula-74/content.xml><?xml version="1.0" encoding="utf-8"?>
<math xmlns="http://www.w3.org/1998/Math/MathML" display="block">
  <mi>i</mi>
</math>
</file>

<file path=Formula-76/content.xml><?xml version="1.0" encoding="utf-8"?>
<math xmlns="http://www.w3.org/1998/Math/MathML" display="block">
  <mrow>
    <mi>s</mi>
    <mi>e</mi>
    <mi>c</mi>
    <mi>H</mi>
    <mi>e</mi>
    <mi>a</mi>
    <mi>d</mi>
    <mi>e</mi>
    <mi>r</mi>
    <mi>D</mi>
    <mi>e</mi>
    <mi>l</mi>
    <mi>i</mi>
    <mi>m</mi>
    <mrow>
      <mo stretchy="true" form="prefix">[</mo>
      <mi>n</mi>
      <mo stretchy="true" form="postfix">]</mo>
    </mrow>
  </mrow>
</math>
</file>

<file path=Formula-78/content.xml><?xml version="1.0" encoding="utf-8"?>
<math xmlns="http://www.w3.org/1998/Math/MathML" display="block">
  <mi>t</mi>
</math>
</file>

<file path=Formula-8/content.xml><?xml version="1.0" encoding="utf-8"?>
<math xmlns="http://www.w3.org/1998/Math/MathML" display="block">
  <mi>i</mi>
</math>
</file>

<file path=Formula-80/content.xml><?xml version="1.0" encoding="utf-8"?>
<math xmlns="http://www.w3.org/1998/Math/MathML" display="block">
  <mi>p</mi>
</math>
</file>

<file path=Formula-82/content.xml><?xml version="1.0" encoding="utf-8"?>
<math xmlns="http://www.w3.org/1998/Math/MathML" display="block">
  <mi>i</mi>
</math>
</file>

<file path=Formula-84/content.xml><?xml version="1.0" encoding="utf-8"?>
<math xmlns="http://www.w3.org/1998/Math/MathML" display="block">
  <mi>i</mi>
</math>
</file>

<file path=Formula-86/content.xml><?xml version="1.0" encoding="utf-8"?>
<math xmlns="http://www.w3.org/1998/Math/MathML" display="block">
  <mi>i</mi>
</math>
</file>

<file path=Formula-88/content.xml><?xml version="1.0" encoding="utf-8"?>
<math xmlns="http://www.w3.org/1998/Math/MathML" display="block">
  <mrow>
    <mi>s</mi>
    <mi>u</mi>
    <mi>f</mi>
  </mrow>
</math>
</file>

<file path=Formula-90/content.xml><?xml version="1.0" encoding="utf-8"?>
<math xmlns="http://www.w3.org/1998/Math/MathML" display="block">
  <mi>s</mi>
</math>
</file>

<file path=Formula-92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94/content.xml><?xml version="1.0" encoding="utf-8"?>
<math xmlns="http://www.w3.org/1998/Math/MathML" display="block">
  <mi>i</mi>
</math>
</file>

<file path=Formula-9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98/content.xml><?xml version="1.0" encoding="utf-8"?>
<math xmlns="http://www.w3.org/1998/Math/MathML" display="block">
  <mi>t</mi>
</math>
</file>